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color="#eeeeee" draw:fill-hatch-name="Black_20_45_20_Degrees_20_Wide" draw:textarea-horizontal-align="justify" draw:textarea-vertical-align="middle" draw:auto-grow-height="false" fo:min-height="3.73cm" fo:min-width="7.1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1.02cm" fo:min-width="3.3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be33d" draw:textarea-horizontal-align="justify" draw:textarea-vertical-align="middle" draw:auto-grow-height="false" fo:min-height="0.968cm" fo:min-width="3.498cm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Fine_20_Dashed"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60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968cm" fo:min-width="2.359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785cm"/>
    </style:style>
    <style:style style:name="gr9" style:family="graphic" style:parent-style-name="objectwithoutfill">
      <style:graphic-properties svg:stroke-width="0.081cm" svg:stroke-color="#000000" draw:marker-start-width="0.321cm" draw:marker-end="Symmetric_20_Arrow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729fcf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3838" draw:textarea-horizontal-align="justify" draw:textarea-vertical-align="middle" draw:auto-grow-height="false" fo:min-height="0.968cm" fo:min-width="3.25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486cm" fo:min-width="7.054cm" fo:padding-top="0.151cm" fo:padding-bottom="0.151cm" fo:padding-left="0.276cm" fo:padding-right="0.276cm"/>
    </style:style>
    <style:style style:name="P1" style:family="paragraph">
      <loext:graphic-properties draw:fill="hatch" draw:fill-color="#eeeeee" draw:fill-hatch-name="Black_20_45_20_Degrees_20_Wide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729fcf"/>
      <style:paragraph-properties fo:text-align="center"/>
      <style:text-properties style:font-name="Source Code Pro1" fo:font-size="14pt" style:font-size-asian="14pt" style:font-size-complex="14pt"/>
    </style:style>
    <style:style style:name="P4" style:family="paragraph">
      <loext:graphic-properties draw:fill-color="#bbe33d"/>
      <style:paragraph-properties fo:text-align="center"/>
      <style:text-properties style:font-name="Source Code Pro1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-color="#bbe33d"/>
      <style:paragraph-properties fo:text-align="center"/>
      <style:text-properties style:font-name="Source Code Pro1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text-properties style:font-name="Source Code Pro1"/>
    </style:style>
    <style:style style:name="P9" style:family="paragraph">
      <loext:graphic-properties draw:fill="none" draw:fill-color="#ffffff"/>
      <style:text-properties style:font-name="Source Code Pro1"/>
    </style:style>
    <style:style style:name="P10" style:family="paragraph">
      <loext:graphic-properties draw:fill-color="#729fcf"/>
      <style:paragraph-properties fo:text-align="center"/>
      <style:text-properties style:font-name="Source Code Pro1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3838"/>
      <style:paragraph-properties fo:text-align="center"/>
      <style:text-properties style:font-name="Source Code Pro1" fo:font-size="18pt" style:font-size-asian="18pt" style:font-size-complex="18pt"/>
    </style:style>
    <style:style style:name="P14" style:family="paragraph">
      <loext:graphic-properties draw:fill-color="#cccccc"/>
      <style:paragraph-properties fo:text-align="center"/>
      <style:text-properties style:font-name="Source Code Pro1" fo:font-size="14pt" style:font-size-asian="14pt" style:font-size-complex="14pt"/>
    </style:style>
    <style:style style:name="T1" style:family="text">
      <style:text-properties style:font-name="Source Code Pro1" fo:font-size="14pt" style:font-size-asian="14pt" style:font-size-complex="14pt"/>
    </style:style>
    <style:style style:name="T2" style:family="text">
      <style:text-properties style:font-name="Source Code Pro1"/>
    </style:style>
    <style:style style:name="T3" style:family="text">
      <style:text-properties style:font-name="Source Code Pr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3.98cm" draw:transform="rotate (0.00017453292519884) translate (3.467cm 3.1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81cm" svg:height="1.27cm" svg:x="3.44cm" svg:y="1.91cm">
          <text:p text:style-name="P2"><text:span text:style-name="T1">header 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7.24cm" svg:y="1.91cm">
          <text:p text:style-name="P2"><text:span text:style-name="T1">data by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5cm" svg:height="1.27cm" svg:x="11.06cm" svg:y="1.91cm">
          <text:p text:style-name="P5"><text:span text:style-name="T2">…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3.426cm" svg:y1="3.183cm" svg:x2="3.47cm" svg:y2="7.247cm">
          <text:p/>
        </draw:line>
        <draw:line draw:style-name="gr5" draw:text-style-name="P7" draw:layer="layout" svg:x1="11.046cm" svg:y1="3.14cm" svg:x2="11.046cm" svg:y2="7.12cm">
          <text:p/>
        </draw:line>
        <draw:frame draw:style-name="gr6" draw:text-style-name="P9" draw:layer="layout" svg:width="6.477cm" svg:height="1.856cm" svg:x="4.105cm" svg:y="4.637cm">
          <draw:text-box>
            <text:p text:style-name="P8"><text:span text:style-name="T2">2 byte </text:span><text:span text:style-name="T2">data bus</text:span></text:p>
          </draw:text-box>
        </draw:frame>
        <draw:custom-shape draw:style-name="gr7" draw:text-style-name="P10" draw:layer="layout" svg:width="2.911cm" svg:height="1.27cm" svg:x="0.505cm" svg:y="1.913cm">
          <text:p text:style-name="P5"><text:span text:style-name="T2">…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9.398cm" svg:height="1.052cm" svg:x="2.907cm" svg:y="0.116cm">
          <draw:text-box>
            <text:p text:style-name="P8"><text:span text:style-name="T2">Pac</text:span><text:span text:style-name="T2">ket </text:span><text:span text:style-name="T2">hea</text:span><text:span text:style-name="T2">der </text:span><text:span text:style-name="T2">bou</text:span><text:span text:style-name="T2">nda</text:span><text:span text:style-name="T2">ry</text:span></text:p>
          </draw:text-box>
        </draw:frame>
        <draw:line draw:style-name="gr9" draw:text-style-name="P11" draw:layer="layout" svg:x1="7.236cm" svg:y1="1.024cm" svg:x2="7.236cm" svg:y2="1.913cm">
          <text:p/>
        </draw:line>
        <draw:custom-shape draw:style-name="gr10" draw:text-style-name="P3" draw:layer="layout" svg:width="3.81cm" svg:height="1.27cm" svg:x="3.44cm" svg:y="8.91cm">
          <text:p text:style-name="P2"><text:span text:style-name="T1">header by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1cm" svg:height="1.27cm" svg:x="7.24cm" svg:y="8.91cm">
          <text:p text:style-name="P2"><text:span text:style-name="T1">data byte</text:span></text:p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81cm" svg:height="1.27cm" svg:x="11.04cm" svg:y="8.91cm">
          <text:p text:style-name="P12"><text:span text:style-name="T3">∅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7.606cm" svg:height="1.788cm" svg:x="3.44cm" svg:y="7.11cm">
          <text:p text:style-name="P2"><text:span text:style-name="T1">Parsing </text:span><text:span text:style-name="T1">process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3.98cm" draw:transform="rotate (0.00017453292519884) translate (7.269cm 10.16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7" draw:layer="layout" svg:x1="7.236cm" svg:y1="10.168cm" svg:x2="7.272cm" svg:y2="14.268cm">
          <text:p/>
        </draw:line>
        <draw:line draw:style-name="gr5" draw:text-style-name="P7" draw:layer="layout" svg:x1="14.856cm" svg:y1="10.168cm" svg:x2="14.892cm" svg:y2="14.268cm">
          <text:p/>
        </draw:line>
        <draw:frame draw:style-name="gr6" draw:text-style-name="P9" draw:layer="layout" svg:width="6.477cm" svg:height="1.856cm" svg:x="7.907cm" svg:y="11.658cm">
          <draw:text-box>
            <text:p text:style-name="P8"><text:span text:style-name="T2">2 </text:span><text:span text:style-name="T2">b</text:span><text:span text:style-name="T2">y</text:span><text:span text:style-name="T2">t</text:span><text:span text:style-name="T2">e </text:span><text:span text:style-name="T2">d</text:span><text:span text:style-name="T2">a</text:span><text:span text:style-name="T2">t</text:span><text:span text:style-name="T2">a </text:span><text:span text:style-name="T2">b</text:span><text:span text:style-name="T2">u</text:span><text:span text:style-name="T2">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5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0T19:49:40.083229256</meta:creation-date>
    <dc:date>2019-08-29T19:58:23.905794748</dc:date>
    <meta:editing-duration>PT52M8S</meta:editing-duration>
    <meta:editing-cycles>14</meta:editing-cycles>
    <meta:generator>LibreOffice/6.2.6.2$Linux_X86_64 LibreOffice_project/20$Build-2</meta:generator>
    <meta:document-statistic meta:object-count="18"/>
  </office:meta>
</office:document-meta>
</file>